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0000007083F84D55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6cm" svg:stroke-color="#333333" draw:marker-start-width="0.359cm" draw:marker-end-width="0.359cm" draw:fill="none" loext:fill-use-slide-background="false" draw:textarea-horizontal-align="justify" draw:textarea-vertical-align="middle" draw:auto-grow-height="false" fo:min-height="1.546cm" fo:min-width="1.296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svg:stroke-color="#333333" draw:marker-start-width="0.359cm" draw:marker-end-width="0.359cm" draw:fill="none" loext:fill-use-slide-background="false" draw:textarea-horizontal-align="justify" draw:textarea-vertical-align="middle" draw:auto-grow-height="false" fo:min-height="1.44cm" fo:min-width="1.19cm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004cm" svg:height="20.002cm" svg:x="-0.635cm" svg:y="0.318cm">
          <draw:image xlink:href="Pictures/1000000000000B40000007083F84D557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2.54cm" svg:x="9.525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1.526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3.127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5.128cm" svg:y="7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7.029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0.429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1.83cm" svg:y="14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3.231cm" svg:y="14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5.231cm" svg:y="14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7.031cm" svg:y="14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1:53:35.819620818</dc:date>
    <meta:editing-duration>PT23S</meta:editing-duration>
    <meta:editing-cycles>1</meta:editing-cycles>
    <meta:document-statistic meta:object-count="11"/>
    <meta:generator>LibreOffice/24.2.5.2$Linux_X86_64 LibreOffice_project/420$Build-2</meta:generator>
  </office:meta>
</office:document-meta>
</file>